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ro26" style:family="table-row">
      <style:table-row-properties style:row-height="11.98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6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1">
          <table:table-cell table:style-name="ce2" office:value-type="date" office:date-value="2018-07-18" calcext:value-type="date">
            <text:p>18/07/18</text:p>
          </table:table-cell>
          <table:table-cell/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2">
          <table:table-cell table:number-columns-repeated="2"/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2"/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2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7" table:number-rows-repeated="4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0:14:24.319608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8T13:55:27.173508234</dc:date>
    <meta:editing-duration>P3DT12H8M19S</meta:editing-duration>
    <meta:editing-cycles>33</meta:editing-cycles>
    <meta:document-statistic meta:table-count="2" meta:cell-count="131" meta:object-count="0"/>
  </office:meta>
</office:document-meta>
</file>